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, 'MS P ゴシック', TLPゴシック, LXゴシック, 東風ゴシック, kochigothic, Gothic, 'MS Gothic', 'HG Gothic J', 'HG Gothic B', 'HG Gothic', Gothic, 'MS PGothic', 'Andale Sans UI', 'Arial Unicode MS', 'Lucida Sans Unicode', Tahoma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10104"/>
  </office:automatic-styles>
  <office:body>
    <office:spreadsheet>
      <table:table table:name="printarea" table:style-name="ta1" table:print-ranges="printarea.B2:printarea.B5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hould not print</text:p>
          </table:table-cell>
          <table:table-cell table:style-name="ce1" office:value-type="string" calcext:value-type="string">
            <text:p>Should not print</text:p>
          </table:table-cell>
          <table:table-cell office:value-type="string" calcext:value-type="string">
            <text:p>Should not print</text:p>
          </table:table-cell>
        </table:table-row>
        <table:table-row table:style-name="ro1">
          <table:table-cell office:value-type="string" calcext:value-type="string">
            <text:p>Should not print</text:p>
          </table:table-cell>
          <table:table-cell office:value-type="string" calcext:value-type="string">
            <text:p>Should print</text:p>
          </table:table-cell>
          <table:table-cell office:value-type="string" calcext:value-type="string">
            <text:p>Should not print</text:p>
          </table:table-cell>
        </table:table-row>
        <table:table-row table:style-name="ro1">
          <table:table-cell office:value-type="string" calcext:value-type="string">
            <text:p>Should not print</text:p>
          </table:table-cell>
          <table:table-cell office:value-type="string" calcext:value-type="string">
            <text:p>Should print</text:p>
          </table:table-cell>
          <table:table-cell office:value-type="string" calcext:value-type="string">
            <text:p>Should not print</text:p>
          </table:table-cell>
        </table:table-row>
        <table:table-row table:style-name="ro1">
          <table:table-cell office:value-type="string" calcext:value-type="string">
            <text:p>Should not print</text:p>
          </table:table-cell>
          <table:table-cell office:value-type="string" calcext:value-type="string">
            <text:p>Should print</text:p>
          </table:table-cell>
          <table:table-cell office:value-type="string" calcext:value-type="string">
            <text:p>Should not print</text:p>
          </table:table-cell>
        </table:table-row>
        <table:table-row table:style-name="ro1">
          <table:table-cell office:value-type="string" calcext:value-type="string">
            <text:p>Should not print</text:p>
          </table:table-cell>
          <table:table-cell office:value-type="string" calcext:value-type="string">
            <text:p>Should print</text:p>
          </table:table-cell>
          <table:table-cell office:value-type="string" calcext:value-type="string">
            <text:p>Should not print</text:p>
          </table:table-cell>
        </table:table-row>
        <table:table-row table:style-name="ro1">
          <table:table-cell office:value-type="string" calcext:value-type="string">
            <text:p>Should not print</text:p>
          </table:table-cell>
          <table:table-cell table:style-name="ce1" office:value-type="string" calcext:value-type="string">
            <text:p>Should not print</text:p>
          </table:table-cell>
          <table:table-cell office:value-type="string" calcext:value-type="string">
            <text:p>Should not print</text:p>
          </table:table-cell>
        </table:table-row>
      </table:table>
      <table:table table:name="no printarea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2" office:value-type="string" calcext:value-type="string">
            <text:p>hidden</text:p>
          </table:table-cell>
        </table:table-row>
        <table:table-row table:style-name="ro1">
          <table:table-cell table:number-columns-repeated="2" office:value-type="string" calcext:value-type="string">
            <text:p>visible</text:p>
          </table:table-cell>
        </table:table-row>
        <table:table-row table:style-name="ro1">
          <table:table-cell table:number-columns-repeated="2" office:value-type="string" calcext:value-type="string">
            <text:p>hidden</text:p>
          </table:table-cell>
        </table:table-row>
      </table:table>
      <table:table table:name="multiple printarea.C3" table:style-name="ta1" table:print-ranges="'multiple printarea.C3'.A1:'multiple printarea.C3'.A1 'multiple printarea.C3'.B1:'multiple printarea.C3'.C5 'multiple printarea.C3'.C7:'multiple printarea.C3'.F9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rintarea 1</text:p>
          </table:table-cell>
          <table:table-cell table:number-columns-repeated="2" office:value-type="string" calcext:value-type="string">
            <text:p>printarea2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rintarea2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rintarea2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rintarea2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rintarea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printarea3</text:p>
          </table:table-cell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printarea3</text:p>
          </table:table-cell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printarea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, 'MS P ゴシック', TLPゴシック, LXゴシック, 東風ゴシック, kochigothic, Gothic, 'MS Gothic', 'HG Gothic J', 'HG Gothic B', 'HG Gothic', Gothic, 'MS PGothic', 'Andale Sans UI', 'Arial Unicode MS', 'Lucida Sans Unicode', Tahoma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Bitstream Vera Sans" fo:language="de" fo:country="DE" style:font-name-asian="Bitstream Vera Sans1" style:language-asian="ja" style:country-asian="JP" style:font-name-complex="Lucidasans" style:language-complex="he" style:country-complex="IL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ndale Sans UI" style:font-family-asian="'Andale Sans UI', 'MS P ゴシック', TLPゴシック, LXゴシック, 東風ゴシック, kochigothic, Gothic, 'MS Gothic', 'HG Gothic J', 'HG Gothic B', 'HG Gothic', Gothic, 'MS PGothic', 'Andale Sans UI', 'Arial Unicode MS', 'Lucida Sans Unicode', Tahoma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.00.0000</text:date>, <text:time style:data-style-name="N2" text:time-value="20:05:42.110357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Christoph Terhechte</meta:initial-creator>
    <meta:creation-date>2005-04-30T17:20:51</meta:creation-date>
    <dc:date>2019-10-15T20:07:20.185113969</dc:date>
    <dc:language>de-DE</dc:language>
    <meta:editing-cycles>8</meta:editing-cycles>
    <meta:editing-duration>PT12M43S</meta:editing-duration>
    <meta:document-statistic meta:table-count="3" meta:cell-count="49" meta:object-count="0"/>
    <meta:user-defined meta:name="Info 1"/>
    <meta:user-defined meta:name="Info 2"/>
    <meta:user-defined meta:name="Info 3"/>
    <meta:user-defined meta:name="Info 4"/>
  </office:meta>
</office:document-meta>
</file>